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239c" officeooo:paragraph-rsid="0014239c"/>
    </style:style>
    <style:style style:name="P2" style:family="paragraph" style:parent-style-name="Standard">
      <style:text-properties officeooo:paragraph-rsid="0014239c"/>
    </style:style>
    <style:style style:name="P3" style:family="paragraph" style:parent-style-name="Standard">
      <style:text-properties officeooo:rsid="001abe05" officeooo:paragraph-rsid="001abe05"/>
    </style:style>
    <style:style style:name="P4" style:family="paragraph" style:parent-style-name="Standard">
      <style:text-properties officeooo:rsid="001abe05" officeooo:paragraph-rsid="00279bc2"/>
    </style:style>
    <style:style style:name="P5" style:family="paragraph" style:parent-style-name="Standard">
      <style:text-properties officeooo:rsid="001abe05" officeooo:paragraph-rsid="002cbd5d"/>
    </style:style>
    <style:style style:name="P6" style:family="paragraph" style:parent-style-name="Standard">
      <style:text-properties officeooo:rsid="001abe05" officeooo:paragraph-rsid="0033e05a"/>
    </style:style>
    <style:style style:name="P7" style:family="paragraph" style:parent-style-name="Standard">
      <style:text-properties officeooo:paragraph-rsid="001abe05"/>
    </style:style>
    <style:style style:name="P8" style:family="paragraph" style:parent-style-name="Standard">
      <style:text-properties style:font-name="Liberation Mono" fo:font-size="12pt" officeooo:rsid="001f0759" officeooo:paragraph-rsid="001f0759" style:font-size-asian="12pt" style:font-size-complex="12pt"/>
    </style:style>
    <style:style style:name="P9" style:family="paragraph" style:parent-style-name="Preformatted_20_Text">
      <style:text-properties officeooo:rsid="001abe05" officeooo:paragraph-rsid="001abe05"/>
    </style:style>
    <style:style style:name="P10" style:family="paragraph" style:parent-style-name="Preformatted_20_Text">
      <style:text-properties officeooo:rsid="001abe05" officeooo:paragraph-rsid="001cfe66"/>
    </style:style>
    <style:style style:name="P11" style:family="paragraph" style:parent-style-name="Preformatted_20_Text">
      <style:text-properties officeooo:rsid="001abe05" officeooo:paragraph-rsid="001b72a8"/>
    </style:style>
    <style:style style:name="P12" style:family="paragraph" style:parent-style-name="Preformatted_20_Text">
      <style:text-properties officeooo:rsid="001abe05" officeooo:paragraph-rsid="001eab9c"/>
    </style:style>
    <style:style style:name="P13" style:family="paragraph" style:parent-style-name="Preformatted_20_Text">
      <style:text-properties officeooo:rsid="001abe05" officeooo:paragraph-rsid="001f0759"/>
    </style:style>
    <style:style style:name="P14" style:family="paragraph" style:parent-style-name="Preformatted_20_Text">
      <style:text-properties officeooo:rsid="001abe05" officeooo:paragraph-rsid="0025ecaa"/>
    </style:style>
    <style:style style:name="P15" style:family="paragraph" style:parent-style-name="Preformatted_20_Text">
      <style:text-properties officeooo:rsid="001abe05" officeooo:paragraph-rsid="00279bc2"/>
    </style:style>
    <style:style style:name="P16" style:family="paragraph" style:parent-style-name="Preformatted_20_Text">
      <style:text-properties officeooo:rsid="001abe05" officeooo:paragraph-rsid="00299831"/>
    </style:style>
    <style:style style:name="P17" style:family="paragraph" style:parent-style-name="Preformatted_20_Text">
      <style:text-properties officeooo:rsid="001abe05" officeooo:paragraph-rsid="0029ab26"/>
    </style:style>
    <style:style style:name="P18" style:family="paragraph" style:parent-style-name="Preformatted_20_Text">
      <style:text-properties officeooo:rsid="001abe05" officeooo:paragraph-rsid="002b84dc"/>
    </style:style>
    <style:style style:name="P19" style:family="paragraph" style:parent-style-name="Preformatted_20_Text">
      <style:text-properties officeooo:rsid="001abe05" officeooo:paragraph-rsid="002cbd5d"/>
    </style:style>
    <style:style style:name="P20" style:family="paragraph" style:parent-style-name="Preformatted_20_Text">
      <style:text-properties officeooo:rsid="001abe05" officeooo:paragraph-rsid="002fc952"/>
    </style:style>
    <style:style style:name="P21" style:family="paragraph" style:parent-style-name="Preformatted_20_Text">
      <style:text-properties officeooo:rsid="001abe05" officeooo:paragraph-rsid="00316fef"/>
    </style:style>
    <style:style style:name="P22" style:family="paragraph" style:parent-style-name="Preformatted_20_Text">
      <style:text-properties officeooo:rsid="001abe05" officeooo:paragraph-rsid="003637da"/>
    </style:style>
    <style:style style:name="P23" style:family="paragraph" style:parent-style-name="Preformatted_20_Text">
      <style:text-properties officeooo:rsid="001abe05" officeooo:paragraph-rsid="0038ba4b"/>
    </style:style>
    <style:style style:name="P24" style:family="paragraph" style:parent-style-name="Preformatted_20_Text">
      <style:text-properties officeooo:rsid="001abe05" officeooo:paragraph-rsid="003aaa94"/>
    </style:style>
    <style:style style:name="P25" style:family="paragraph" style:parent-style-name="Preformatted_20_Text">
      <style:text-properties officeooo:rsid="001abe05" officeooo:paragraph-rsid="003f3dfc"/>
    </style:style>
    <style:style style:name="P26" style:family="paragraph" style:parent-style-name="Preformatted_20_Text">
      <style:text-properties officeooo:rsid="001abe05" officeooo:paragraph-rsid="00404c31"/>
    </style:style>
    <style:style style:name="P27" style:family="paragraph" style:parent-style-name="Preformatted_20_Text">
      <style:text-properties officeooo:rsid="001abe05" officeooo:paragraph-rsid="0040f488"/>
    </style:style>
    <style:style style:name="P28" style:family="paragraph" style:parent-style-name="Preformatted_20_Text">
      <style:text-properties officeooo:rsid="001abe05" officeooo:paragraph-rsid="0042e7ba"/>
    </style:style>
    <style:style style:name="P29" style:family="paragraph" style:parent-style-name="Text_20_body">
      <style:text-properties officeooo:paragraph-rsid="002fc952"/>
    </style:style>
    <style:style style:name="P30" style:family="paragraph" style:parent-style-name="Text_20_body">
      <style:text-properties officeooo:rsid="001abe05" officeooo:paragraph-rsid="003637da"/>
    </style:style>
    <style:style style:name="P31" style:family="paragraph" style:parent-style-name="Heading_20_1">
      <style:text-properties officeooo:rsid="001abe05" officeooo:paragraph-rsid="003637d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f0759" style:font-size-asian="12pt" style:font-size-complex="12pt"/>
    </style:style>
    <style:style style:name="T3" style:family="text">
      <style:text-properties fo:font-size="12pt" officeooo:rsid="0025ecaa" style:font-size-asian="12pt" style:font-size-complex="12pt"/>
    </style:style>
    <style:style style:name="T4" style:family="text">
      <style:text-properties fo:font-size="12pt" officeooo:rsid="00299831" style:font-size-asian="12pt" style:font-size-complex="12pt"/>
    </style:style>
    <style:style style:name="T5" style:family="text">
      <style:text-properties fo:font-size="12pt" officeooo:rsid="002b84dc" style:font-size-asian="12pt" style:font-size-complex="12pt"/>
    </style:style>
    <style:style style:name="T6" style:family="text">
      <style:text-properties fo:font-size="12pt" officeooo:rsid="002cbd5d" style:font-size-asian="12pt" style:font-size-complex="12pt"/>
    </style:style>
    <style:style style:name="T7" style:family="text">
      <style:text-properties fo:font-size="12pt" officeooo:rsid="002e27e0" style:font-size-asian="12pt" style:font-size-complex="12pt"/>
    </style:style>
    <style:style style:name="T8" style:family="text">
      <style:text-properties fo:font-size="12pt" officeooo:rsid="0029ab26" style:font-size-asian="12pt" style:font-size-complex="12pt"/>
    </style:style>
    <style:style style:name="T9" style:family="text">
      <style:text-properties fo:font-size="12pt" officeooo:rsid="0030c50e" style:font-size-asian="12pt" style:font-size-complex="12pt"/>
    </style:style>
    <style:style style:name="T10" style:family="text">
      <style:text-properties fo:font-size="12pt" officeooo:rsid="00316fef" style:font-size-asian="12pt" style:font-size-complex="12pt"/>
    </style:style>
    <style:style style:name="T11" style:family="text">
      <style:text-properties fo:font-size="12pt" officeooo:rsid="003637da" style:font-size-asian="12pt" style:font-size-complex="12pt"/>
    </style:style>
    <style:style style:name="T12" style:family="text">
      <style:text-properties fo:font-size="12pt" officeooo:rsid="0037f44d" style:font-size-asian="12pt" style:font-size-complex="12pt"/>
    </style:style>
    <style:style style:name="T13" style:family="text">
      <style:text-properties fo:font-size="12pt" officeooo:rsid="0038ba4b" style:font-size-asian="12pt" style:font-size-complex="12pt"/>
    </style:style>
    <style:style style:name="T14" style:family="text">
      <style:text-properties fo:font-size="12pt" officeooo:rsid="003aaa94" style:font-size-asian="12pt" style:font-size-complex="12pt"/>
    </style:style>
    <style:style style:name="T15" style:family="text">
      <style:text-properties fo:font-size="12pt" officeooo:rsid="003b70be" style:font-size-asian="12pt" style:font-size-complex="12pt"/>
    </style:style>
    <style:style style:name="T16" style:family="text">
      <style:text-properties fo:font-size="12pt" officeooo:rsid="003cb43b" style:font-size-asian="12pt" style:font-size-complex="12pt"/>
    </style:style>
    <style:style style:name="T17" style:family="text">
      <style:text-properties fo:font-size="12pt" officeooo:rsid="003e15fc" style:font-size-asian="12pt" style:font-size-complex="12pt"/>
    </style:style>
    <style:style style:name="T18" style:family="text">
      <style:text-properties fo:font-size="12pt" officeooo:rsid="003e5513" style:font-size-asian="12pt" style:font-size-complex="12pt"/>
    </style:style>
    <style:style style:name="T19" style:family="text">
      <style:text-properties fo:font-size="12pt" officeooo:rsid="003ee46e" style:font-size-asian="12pt" style:font-size-complex="12pt"/>
    </style:style>
    <style:style style:name="T20" style:family="text">
      <style:text-properties fo:font-size="12pt" officeooo:rsid="003f3dfc" style:font-size-asian="12pt" style:font-size-complex="12pt"/>
    </style:style>
    <style:style style:name="T21" style:family="text">
      <style:text-properties fo:font-size="12pt" officeooo:rsid="00404c31" style:font-size-asian="12pt" style:font-size-complex="12pt"/>
    </style:style>
    <style:style style:name="T22" style:family="text">
      <style:text-properties fo:font-size="12pt" officeooo:rsid="0040f488" style:font-size-asian="12pt" style:font-size-complex="12pt"/>
    </style:style>
    <style:style style:name="T23" style:family="text">
      <style:text-properties fo:font-size="12pt" officeooo:rsid="0042e7ba" style:font-size-asian="12pt" style:font-size-complex="12pt"/>
    </style:style>
    <style:style style:name="T24" style:family="text">
      <style:text-properties fo:font-size="12pt" officeooo:rsid="00444ee8" style:font-size-asian="12pt" style:font-size-complex="12pt"/>
    </style:style>
    <style:style style:name="T25" style:family="text">
      <style:text-properties fo:font-size="12pt" officeooo:rsid="00451e48" style:font-size-asian="12pt" style:font-size-complex="12pt"/>
    </style:style>
    <style:style style:name="T26" style:family="text">
      <style:text-properties fo:font-size="12pt" officeooo:rsid="004542a4" style:font-size-asian="12pt" style:font-size-complex="12pt"/>
    </style:style>
    <style:style style:name="T27" style:family="text">
      <style:text-properties fo:color="#ff6600" style:font-name="Liberation Mono" fo:font-size="12pt" officeooo:rsid="001eab9c" style:font-size-asian="12pt" style:font-size-complex="12pt"/>
    </style:style>
    <style:style style:name="T28" style:family="text">
      <style:text-properties fo:color="#ff6600" style:font-name="Liberation Mono" fo:font-size="12pt" officeooo:rsid="0029ab26" style:font-size-asian="12pt" style:font-size-complex="12pt"/>
    </style:style>
    <style:style style:name="T29" style:family="text">
      <style:text-properties fo:color="#ff6600" style:font-name="Liberation Mono" fo:font-size="12pt" officeooo:rsid="004a48ef" style:font-size-asian="12pt" style:font-size-complex="12pt"/>
    </style:style>
    <style:style style:name="T30" style:family="text">
      <style:text-properties style:font-name="Liberation Mono"/>
    </style:style>
    <style:style style:name="T31" style:family="text">
      <style:text-properties style:font-name="Liberation Mono" fo:font-size="12pt" style:font-size-asian="12pt" style:font-size-complex="12pt"/>
    </style:style>
    <style:style style:name="T32" style:family="text">
      <style:text-properties style:font-name="Liberation Mono" fo:font-size="12pt" officeooo:rsid="001cfe66" style:font-size-asian="12pt" style:font-size-complex="12pt"/>
    </style:style>
    <style:style style:name="T33" style:family="text">
      <style:text-properties style:font-name="Liberation Mono" fo:font-size="12pt" officeooo:rsid="001abe05" style:font-size-asian="12pt" style:font-size-complex="12pt"/>
    </style:style>
    <style:style style:name="T34" style:family="text">
      <style:text-properties style:font-name="Liberation Mono" fo:font-size="12pt" officeooo:rsid="0014239c" style:font-size-asian="12pt" style:font-size-complex="12pt"/>
    </style:style>
    <style:style style:name="T35" style:family="text">
      <style:text-properties style:font-name="Liberation Mono" fo:font-size="12pt" officeooo:rsid="0016d168" style:font-size-asian="12pt" style:font-size-complex="12pt"/>
    </style:style>
    <style:style style:name="T36" style:family="text">
      <style:text-properties style:font-name="Liberation Mono" fo:font-size="12pt" officeooo:rsid="00173408" style:font-size-asian="12pt" style:font-size-complex="12pt"/>
    </style:style>
    <style:style style:name="T37" style:family="text">
      <style:text-properties style:font-name="Liberation Mono" fo:font-size="12pt" officeooo:rsid="0017d584" style:font-size-asian="12pt" style:font-size-complex="12pt"/>
    </style:style>
    <style:style style:name="T38" style:family="text">
      <style:text-properties style:font-name="Liberation Mono" fo:font-size="12pt" officeooo:rsid="001e47c1" style:font-size-asian="12pt" style:font-size-complex="12pt"/>
    </style:style>
    <style:style style:name="T39" style:family="text">
      <style:text-properties style:font-name="Liberation Mono" fo:font-size="12pt" officeooo:rsid="001b72a8" style:font-size-asian="12pt" style:font-size-complex="12pt"/>
    </style:style>
    <style:style style:name="T40" style:family="text">
      <style:text-properties style:font-name="Liberation Mono" fo:font-size="12pt" officeooo:rsid="001eab9c" style:font-size-asian="12pt" style:font-size-complex="12pt"/>
    </style:style>
    <style:style style:name="T41" style:family="text">
      <style:text-properties style:font-name="Liberation Mono" fo:font-size="12pt" officeooo:rsid="001f0759" style:font-size-asian="12pt" style:font-size-complex="12pt"/>
    </style:style>
    <style:style style:name="T42" style:family="text">
      <style:text-properties style:font-name="Liberation Mono" fo:font-size="12pt" officeooo:rsid="0024cbdb" style:font-size-asian="12pt" style:font-size-complex="12pt"/>
    </style:style>
    <style:style style:name="T43" style:family="text">
      <style:text-properties style:font-name="Liberation Mono" fo:font-size="12pt" officeooo:rsid="0025ecaa" style:font-size-asian="12pt" style:font-size-complex="12pt"/>
    </style:style>
    <style:style style:name="T44" style:family="text">
      <style:text-properties style:font-name="Liberation Mono" fo:font-size="12pt" officeooo:rsid="0029ab26" style:font-size-asian="12pt" style:font-size-complex="12pt"/>
    </style:style>
    <style:style style:name="T45" style:family="text">
      <style:text-properties style:font-name="Liberation Mono" fo:font-size="12pt" officeooo:rsid="002b84dc" style:font-size-asian="12pt" style:font-size-complex="12pt"/>
    </style:style>
    <style:style style:name="T46" style:family="text">
      <style:text-properties style:font-name="Liberation Mono" fo:font-size="12pt" officeooo:rsid="004930ab" style:font-size-asian="12pt" style:font-size-complex="12pt"/>
    </style:style>
    <style:style style:name="T47" style:family="text">
      <style:text-properties officeooo:rsid="0025ecaa"/>
    </style:style>
    <style:style style:name="T48" style:family="text">
      <style:text-properties officeooo:rsid="00279bc2"/>
    </style:style>
    <style:style style:name="T49" style:family="text">
      <style:text-properties officeooo:rsid="0033e0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ource_20_Text"><text:span text:style-name="T33">Alura</text:span></text:span></text:p>
      <text:p text:style-name="P2"><text:bookmark text:name="alternative-300"/><text:span text:style-name="Source_20_Text"><text:span text:style-name="T34">git init</text:span></text:span><text:span text:style-name="T34"> <text:s/>-- </text:span><text:span text:style-name="T31">informar ao Git que a pasta atual deve ser tratada como um repositório</text:span></text:p>
      <text:p text:style-name="P2"><text:span text:style-name="Source_20_Text"><text:span text:style-name="T31">git status</text:span></text:span><text:span text:style-name="T31"> <text:s/>- lista o estado atual de cada arquivo </text:span></text:p>
      <text:p text:style-name="P2"><text:span text:style-name="Source_20_Text"><text:span text:style-name="T31">git add</text:span></text:span><text:span text:style-name="T31"> </text:span><text:span text:style-name="T35">[nome arq]</text:span><text:span text:style-name="T31"> - comando utilizado para rastrear determinado arquivo</text:span></text:p>
      <text:p text:style-name="P2"><text:bookmark text:name="alternative-18838"/><text:span text:style-name="Source_20_Text"><text:span text:style-name="T31">git add .</text:span></text:span><text:span text:style-name="T31"> <text:s/>-- </text:span><text:span text:style-name="T36">adiciona todos os arquivos para serem rastreados(commitados)</text:span></text:p>
      <text:p text:style-name="P2"><text:span text:style-name="Source_20_Text"><text:span text:style-name="T31">git add -i -- </text:span></text:span><text:span text:style-name="T31">o modo interativo </text:span><text:span text:style-name="T37">para adicionar arquivos no vesionamento</text:span></text:p>
      <text:p text:style-name="P8">git commit -m "nome da alteração" - - </text:p>
      <text:p text:style-name="P10"><text:span text:style-name="Source_20_Text"><text:span text:style-name="T31">git remote – </text:span></text:span><text:span text:style-name="Source_20_Text"><text:span text:style-name="T32">mostra os repositorios conectados com o meu projeto</text:span></text:span></text:p>
      <text:p text:style-name="P9"><text:span text:style-name="Source_20_Text"><text:span text:style-name="T31">git remote add </text:span></text:span><text:span text:style-name="Source_20_Text"><text:span text:style-name="T32">[apelido </text:span></text:span><text:span text:style-name="Source_20_Text"><text:span text:style-name="T38">p/ rep do git</text:span></text:span><text:span text:style-name="Source_20_Text"><text:span text:style-name="T32">]--</text:span></text:span><text:span text:style-name="Source_20_Text"><text:span text:style-name="T46">&gt;</text:span></text:span><text:span text:style-name="Source_20_Text"><text:span text:style-name="T31">origin link_do_git – para se conectar com o repositorio ja criado no git</text:span></text:span></text:p>
      <text:p text:style-name="P11"><text:span text:style-name="Source_20_Text"><text:span text:style-name="T31">git remote -v <text:s/>-</text:span></text:span><text:span text:style-name="Source_20_Text"><text:span text:style-name="T39">- verificar conexões remotas</text:span></text:span></text:p>
      <text:p text:style-name="P12"><text:span text:style-name="Source_20_Text"><text:span text:style-name="T40">git push – Mandar as auterações para o repositorio remoto</text:span></text:span></text:p>
      <text:p text:style-name="P12"><text:span text:style-name="Source_20_Text"><text:span text:style-name="T40">git push </text:span></text:span><text:span text:style-name="Source_20_Text"><text:span text:style-name="T27">[passa </text:span></text:span><text:span text:style-name="Source_20_Text"><text:span text:style-name="T29">apelido d repos remoto</text:span></text:span><text:span text:style-name="Source_20_Text"><text:span text:style-name="T27">]</text:span></text:span><text:span text:style-name="Source_20_Text"><text:span text:style-name="T28">-&gt;</text:span></text:span><text:span text:style-name="Source_20_Text"><text:span text:style-name="T40">origin </text:span></text:span><text:span text:style-name="Source_20_Text"><text:span text:style-name="T27">[passa branch </text:span></text:span><text:span text:style-name="Source_20_Text"><text:span text:style-name="T29">local</text:span></text:span><text:span text:style-name="Source_20_Text"><text:span text:style-name="T27">]-</text:span></text:span><text:span text:style-name="Source_20_Text"><text:span text:style-name="T28">&gt;</text:span></text:span><text:span text:style-name="Source_20_Text"><text:span text:style-name="T40">master – manda auterações para o repositorio remoto</text:span></text:span></text:p>
      <text:p text:style-name="P20"><text:span text:style-name="Source_20_Text"><text:span text:style-name="T44">git push -u &lt;repositorio&gt; &lt;branch&gt; -- o -u sincroniza branch local</text:span></text:span></text:p>
      <text:p text:style-name="P20"><text:span text:style-name="Source_20_Text"><text:span text:style-name="T44">com branch remota</text:span></text:span></text:p>
      <text:p text:style-name="P29"><text:span text:style-name="Source_20_Text"><text:span text:style-name="T8">git push -d origin design</text:span></text:span><text:bookmark text:name="alternative-18954"/><text:span text:style-name="Source_20_Text"><text:span text:style-name="T8"> -- </text:span></text:span><text:span text:style-name="T30">Este comando remove a branch remota </text:span><text:span text:style-name="Source_20_Text"><text:span text:style-name="T30">design</text:span></text:span><text:span text:style-name="T30">.</text:span></text:p>
      <text:p text:style-name="P17"><text:span text:style-name="Source_20_Text"><text:span text:style-name="T44">git pull – para baixar as alterações do repositorio remoto </text:span></text:span><text:span text:style-name="Source_20_Text"><text:span text:style-name="T45">e atualizar as branch</text:span></text:span></text:p>
      <text:p text:style-name="P13"><text:span text:style-name="Source_20_Text"><text:span text:style-name="T41">git clone [url do pro</text:span></text:span><text:span text:style-name="Source_20_Text"><text:span text:style-name="T42">j</text:span></text:span><text:span text:style-name="Source_20_Text"><text:span text:style-name="T41"> no git] – ele clona todo o projeto</text:span></text:span></text:p>
      <text:p text:style-name="P14"><text:span text:style-name="Source_20_Text"><text:span text:style-name="T2">git log</text:span></text:span><text:span text:style-name="Source_20_Text"><text:span text:style-name="T41"> – </text:span></text:span><text:span text:style-name="Source_20_Text"><text:span text:style-name="T43">mostra o historico de commits</text:span></text:span></text:p>
      <text:p text:style-name="P14"><text:span text:style-name="Source_20_Text"><text:span text:style-name="T3">git whatchanged – para ver os arquivos modificados</text:span></text:span></text:p>
      <text:p text:style-name="P3"><text:bookmark text:name="alternative-218"/><text:span text:style-name="Source_20_Text">git whatchanged -p /</text:span><text:span text:style-name="Source_20_Text"><text:span text:style-name="T48">ou</text:span></text:span><text:span text:style-name="Source_20_Text">/ </text:span><text:span text:style-name="Source_20_Text"><text:span text:style-name="T47">git log -p </text:span></text:span><text:span text:style-name="Source_20_Text"><text:s/>-- é visualizar quais as linhas que foram modificadas </text:span></text:p>
      <text:p text:style-name="P4"><text:span text:style-name="Source_20_Text"><text:span text:style-name="T48">git branch – para verificar a branch que eu estou</text:span></text:span></text:p>
      <text:p text:style-name="P4"><text:span text:style-name="Source_20_Text"><text:span text:style-name="T48">git branch &lt;nome da nova branch&gt; – para criar uma nova branch</text:span></text:span></text:p>
      <text:p text:style-name="P6"><text:span text:style-name="Source_20_Text"><text:span text:style-name="T49">git checkout -b &lt;nome da new branch&gt; - cria branch e entra nela</text:span></text:span></text:p>
      <text:p text:style-name="P15"><text:span text:style-name="Source_20_Text"><text:span text:style-name="T1">git branch -m &lt;nome atual&gt; &lt;novo nome&gt;</text:span></text:span></text:p>
      <text:p text:style-name="P18"><text:span text:style-name="Source_20_Text"><text:span text:style-name="T5">git branch -r – mostra branch remotos, dar um git pull antes de dar esse comando , é para atualizar a visualização das branch locais</text:span></text:span></text:p>
      <text:p text:style-name="P19"><text:span text:style-name="Source_20_Text"><text:span text:style-name="T6">git branch -t design origin/design – o -t faz a ligação </text:span></text:span><text:span text:style-name="Source_20_Text"><text:span text:style-name="T7">da </text:span></text:span><text:span text:style-name="Source_20_Text"><text:span text:style-name="T6">nova branch design com a branch no repositorio remoto origin/design</text:span></text:span></text:p>
      <text:p text:style-name="P5"><text:bookmark text:name="alternative-268"/><text:span text:style-name="Source_20_Text"><text:span text:style-name="T6">*git checkout -t origin/design – </text:span></text:span><text:span text:style-name="Source_20_Text"><text:span text:style-name="T7">cria um nova branch igual do repositorio</text:span></text:span></text:p>
      <text:p text:style-name="P16"><text:span text:style-name="Source_20_Text"><text:span text:style-name="T4">git checkout &lt;nome da branch&gt; - uso branch declarada</text:span></text:span></text:p>
      <text:p text:style-name="P21"><text:span text:style-name="Source_20_Text"><text:span text:style-name="T10">git merge &lt;nome da branch&gt; -- traz os commits de uma branch para outra ex leva da local para master</text:span></text:span></text:p>
      <text:p text:style-name="P16"><text:span text:style-name="Source_20_Text"><text:span text:style-name="T4">git mergetool --help <text:s/>-- </text:span></text:span><text:span text:style-name="Source_20_Text"><text:span text:style-name="T9">para mostrar programas que fazem merge</text:span></text:span></text:p>
      <text:p text:style-name="P16"><text:span text:style-name="Source_20_Text"><text:span text:style-name="T4">git mergetool -t nome_do_programa <text:s/>-- </text:span></text:span><text:span text:style-name="Source_20_Text"><text:span text:style-name="T9">instalar programas q ajudam no merge</text:span></text:span></text:p>
      <text:p text:style-name="P22"><text:span text:style-name="Source_20_Text"><text:span text:style-name="T11">git rebase &lt;branch master local&gt; &lt;alguma branch&gt; -- ele atualiza </text:span></text:span><text:span text:style-name="Source_20_Text"><text:span text:style-name="T12">os commits de </text:span></text:span><text:span text:style-name="Source_20_Text"><text:span text:style-name="T11">alguma branch com base na branch master</text:span></text:span></text:p>
      <text:h text:style-name="P31" text:outline-level="1"><text:soft-page-break/><text:span text:style-name="Source_20_Text"><text:span text:style-name="T11"/></text:span></text:h>
      <text:h text:style-name="P31" text:outline-level="1"><text:span text:style-name="Source_20_Text"><text:span text:style-name="T11">Controle avançado de alterações</text:span></text:span></text:h>
      <text:p text:style-name="P30"><text:span text:style-name="Source_20_Text"><text:span text:style-name="T25">g</text:span></text:span><text:span text:style-name="Source_20_Text"><text:span text:style-name="T16">it checkout &lt;nome do arquivo&gt;</text:span></text:span><text:span text:style-name="Source_20_Text"><text:span text:style-name="T11">-- </text:span></text:span><text:span text:style-name="Source_20_Text"><text:span text:style-name="T16">comando </text:span></text:span><text:span text:style-name="Source_20_Text"><text:span text:style-name="T23">volta</text:span></text:span><text:span text:style-name="Source_20_Text"><text:span text:style-name="T16"> arquivo para o ultimo </text:span></text:span><text:span text:style-name="Source_20_Text"><text:span text:style-name="T24">commit</text:span></text:span><text:span text:style-name="Source_20_Text"><text:span text:style-name="T16"> que estava no repositorio local,</text:span></text:span><text:span text:style-name="Source_20_Text"><text:span text:style-name="T25">isso se o arquivo estiver na working dictory</text:span></text:span><text:span text:style-name="Source_20_Text"><text:span text:style-name="T16">.</text:span></text:span></text:p>
      <text:p text:style-name="P23"><text:span text:style-name="Source_20_Text"><text:span text:style-name="T14">g</text:span></text:span><text:span text:style-name="Source_20_Text"><text:span text:style-name="T13">it reset HEAD &lt;nome do arquivo&gt; -- </text:span></text:span><text:span text:style-name="Source_20_Text"><text:span text:style-name="T17">usar quando ja deu um add no documento</text:span></text:span><text:span text:style-name="Source_20_Text"><text:span text:style-name="T25">(em estado de index)</text:span></text:span><text:span text:style-name="Source_20_Text"><text:span text:style-name="T17">, mas quer tirar do add , esse comando </text:span></text:span><text:span text:style-name="Source_20_Text"><text:span text:style-name="T25">tira o arquivo da area de index e coloca ele na area de working dictory,(assim vc pode mandar o </text:span></text:span><text:span text:style-name="Source_20_Text"><text:span text:style-name="T26">que esta a cima para</text:span></text:span><text:span text:style-name="Source_20_Text"><text:span text:style-name="T25">)</text:span></text:span></text:p>
      <text:p text:style-name="P24"><text:span text:style-name="Source_20_Text"><text:span text:style-name="T14">git reset &lt;id do commit&gt; -- muda estados dos commits , resetando todos ate o id do commit escolhido , não modifica o arqui</text:span></text:span><text:span text:style-name="Source_20_Text"><text:span text:style-name="T15">v</text:span></text:span><text:span text:style-name="Source_20_Text"><text:span text:style-name="T14"> apenas tira os commits.</text:span></text:span></text:p>
      <text:p text:style-name="P24"><text:span text:style-name="Source_20_Text"><text:span text:style-name="T18">git revert &lt;hash ou id&gt;</text:span></text:span><text:span text:style-name="Source_20_Text"><text:span text:style-name="T14">-- </text:span></text:span><text:span text:style-name="Source_20_Text"><text:span text:style-name="T18">comando que disfaz </text:span></text:span><text:span text:style-name="Source_20_Text"><text:span text:style-name="T19">as alterações de um commit no documento</text:span></text:span></text:p>
      <text:p text:style-name="P25"><text:span text:style-name="Source_20_Text"><text:span text:style-name="T20">git stash – quarda alterações que não add para commit</text:span></text:span></text:p>
      <text:p text:style-name="P26"><text:span text:style-name="Source_20_Text"><text:span text:style-name="T21">git stash list – lista o que tem dentro do git stash</text:span></text:span></text:p>
      <text:p text:style-name="P27"><text:span text:style-name="Source_20_Text"><text:span text:style-name="T22">git stath apply &lt;nome do stash&gt; -- para retomar o stash</text:span></text:span></text:p>
      <text:p text:style-name="P28"><text:span text:style-name="Source_20_Text"><text:span text:style-name="T23">git stath drop – vai apagar a alteração temporaria</text:span></text:span></text:p>
      <text:p text:style-name="P28"><text:span text:style-name="Source_20_Text"><text:span text:style-name="T23"/></text:span></text:p>
      <text:p text:style-name="P24"><text:span text:style-name="Source_20_Text"><text:span text:style-name="T23">git bisect start</text:span></text:span><text:span text:style-name="Source_20_Text"><text:span text:style-name="T14"> -- </text:span></text:span><text:span text:style-name="Source_20_Text"><text:span text:style-name="T23">ajuda a procurar commits que tenham uma alteração em algo especifica tipo uma palavra, ele ajuda a encontrar quando a palavra foi mudada, ele modifica o documento para ser visualizado as alterações</text:span></text:span></text:p>
      <text:p text:style-name="P28"><text:span text:style-name="Source_20_Text"><text:span text:style-name="T23">git bisect bad HEAD – fala que o ultimo commit esta ruim para fazer a comparação</text:span></text:span></text:p>
      <text:p text:style-name="P28"><text:span text:style-name="Source_20_Text"><text:span text:style-name="T23"/></text:span></text:p>
      <text:p text:style-name="P4"><text:span text:style-name="Source_20_Text"/></text:p>
      <text:p text:style-name="P9"><text:span text:style-name="Source_20_Text"/>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9M11S</meta:editing-duration>
    <meta:editing-cycles>37</meta:editing-cycles>
    <meta:generator>LibreOffice/5.1.6.2$Linux_X86_64 LibreOffice_project/10m0$Build-2</meta:generator>
    <dc:date>2018-01-12T15:58:12.634689062</dc:date>
    <meta:document-statistic meta:table-count="0" meta:image-count="0" meta:object-count="0" meta:page-count="2" meta:paragraph-count="43" meta:word-count="591" meta:character-count="3384" meta:non-whitespace-character-count="2811"/>
    <meta:user-defined meta:name="Info 1"/>
    <meta:user-defined meta:name="Info 2"/>
    <meta:user-defined meta:name="Info 3"/>
    <meta:user-defined meta:name="Info 4"/>
  </office:meta>
</office:document-meta>
</file>